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color="#2a6099" draw:fill="solid" draw:fill-color="#b4c7dc" draw:textarea-horizontal-align="justify" draw:textarea-vertical-align="middle" draw:auto-grow-height="false" fo:min-height="1.02cm" fo:min-width="1.024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1.02cm" fo:min-width="1.024cm"/>
      <style:paragraph-properties style:writing-mode="lr-tb"/>
    </style:style>
    <style:style style:name="gr3" style:family="graphic" style:parent-style-name="standard">
      <style:graphic-properties svg:stroke-color="#2a6099" draw:fill="solid" draw:fill-color="#b4c7dc" draw:textarea-horizontal-align="justify" draw:textarea-vertical-align="middle" draw:auto-grow-height="false" fo:min-height="1.02cm" fo:min-width="1.024cm"/>
      <style:paragraph-properties style:writing-mode="lr-tb"/>
    </style:style>
    <style:style style:name="gr4" style:family="graphic" style:parent-style-name="objectwithoutfill">
      <style:graphic-properties draw:stroke="dash" draw:stroke-dash="Long_20_Dash" draw:marker-end="Arrowheads_20_1" draw:marker-end-width="0.3cm" draw:fill="none"/>
    </style:style>
    <style:style style:name="gr5" style:family="graphic" style:parent-style-name="objectwithoutfill">
      <style:graphic-properties svg:stroke-color="#2a6099" draw:marker-end="Arrowheads_20_2" draw:marker-end-width="0.3cm" draw:fill="none"/>
    </style:style>
    <style:style style:name="gr6" style:family="graphic" style:parent-style-name="objectwithoutfill">
      <style:graphic-properties svg:stroke-color="#2a6099" draw:marker-end="Arrowheads_20_1" draw:marker-end-width="0.3cm" draw:fill="none"/>
    </style:style>
    <style:style style:name="gr7" style:family="graphic" style:parent-style-name="objectwithoutfill">
      <style:graphic-properties draw:stroke="dash" draw:stroke-dash="Long_20_Dash" draw:marker-end="Arrowheads_20_2" draw:marker-end-width="0.3cm" draw:fill="none"/>
    </style:style>
    <style:style style:name="gr8" style:family="graphic" style:parent-style-name="objectwithoutfill">
      <style:graphic-properties draw:stroke="dash" draw:stroke-dash="Long_20_Dash" svg:stroke-color="#000000" draw:marker-end="Arrowheads_20_1" draw:marker-end-width="0.3cm" draw:fill="none"/>
    </style:style>
    <style:style style:name="gr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02cm" fo:min-width="1.024cm"/>
      <style:paragraph-properties style:writing-mode="lr-tb"/>
    </style:style>
    <style:style style:name="gr10" style:family="graphic" style:parent-style-name="standard">
      <style:graphic-properties draw:stroke="solid" draw:stroke-dash="Long_20_Dash" svg:stroke-color="#000000" draw:fill="solid" draw:fill-color="#ffffff" draw:textarea-horizontal-align="justify" draw:textarea-vertical-align="middle" draw:auto-grow-height="false" fo:min-height="1.02cm" fo:min-width="1.024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024cm"/>
      <style:paragraph-properties style:writing-mode="lr-tb"/>
    </style:style>
    <style:style style:name="gr12" style:family="graphic" style:parent-style-name="objectwithoutfill">
      <style:graphic-properties draw:stroke="solid" draw:stroke-dash="Long_20_Dash" draw:marker-end="Arrowheads_20_1" draw:marker-end-width="0.3cm" draw:fill="none"/>
    </style:style>
    <style:style style:name="gr13" style:family="graphic" style:parent-style-name="objectwithoutfill">
      <style:graphic-properties svg:stroke-color="#000000" draw:marker-end="Arrowheads_20_2" draw:marker-end-width="0.3cm" draw:fill="none"/>
    </style:style>
    <style:style style:name="gr1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02cm" fo:min-width="1.024cm"/>
      <style:paragraph-properties style:writing-mode="lr-tb"/>
    </style:style>
    <style:style style:name="gr15" style:family="graphic" style:parent-style-name="standard" style:list-style-name="L1">
      <style:graphic-properties draw:stroke="solid" draw:stroke-dash="Long_20_Dash" svg:stroke-color="#000000" draw:fill="solid" draw:fill-color="#ffffff" draw:textarea-horizontal-align="justify" draw:textarea-vertical-align="middle" draw:auto-grow-height="false" fo:min-height="1.02cm" fo:min-width="1.024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" draw:marker-end-width="0.3cm" draw:fill="none"/>
    </style:style>
    <style:style style:name="gr17" style:family="graphic" style:parent-style-name="objectwithoutfill">
      <style:graphic-properties draw:stroke="solid" draw:stroke-dash="Long_20_Dash" draw:marker-end="Arrowheads_20_2" draw:marker-end-width="0.3cm" svg:stroke-linecap="round" draw:fill="none"/>
    </style:style>
    <style:style style:name="gr18" style:family="graphic" style:parent-style-name="standard">
      <style:graphic-properties draw:textarea-horizontal-align="justify" draw:textarea-vertical-align="middle" draw:auto-grow-height="false" fo:min-height="0.132cm" fo:min-width="1.945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4pt" style:font-size-complex="14pt"/>
    </style:style>
    <style:style style:name="T2" style:family="text">
      <style:text-properties style:text-position="-8% 58%" fo:font-size="12pt" style:font-size-asian="14pt" style:font-size-complex="14pt"/>
    </style:style>
    <style:style style:name="T3" style:family="text">
      <style:text-properties fo:font-size="11pt" style:font-size-asian="13pt" style:font-size-complex="13pt"/>
    </style:style>
    <style:style style:name="T4" style:family="text">
      <style:text-properties style:text-position="-8% 58%" fo:font-size="11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2" draw:id="id2" draw:layer="layout" svg:width="1.524cm" svg:height="1.27cm" svg:x="19.558cm" svg:y="2.54cm">
            <text:p text:style-name="P1"><text:span text:style-name="T1">roo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1.524cm" svg:height="1.27cm" svg:x="18.034cm" svg:y="5.08cm">
            <text:p text:style-name="P1"><text:span text:style-name="T1">(k</text:span><text:span text:style-name="T2">1</text:span><text:span text:style-name="T1">,v</text:span><text:span text:style-name="T2">1</text:span><text:span text:style-name="T1">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3" draw:id="id3" draw:layer="layout" svg:width="1.524cm" svg:height="1.27cm" svg:x="21.082cm" svg:y="5.08cm">
            <text:p text:style-name="P1"><text:span text:style-name="T1">hash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8.796cm" svg:y1="5.08cm" svg:x2="20.32cm" svg:y2="3.81cm" draw:start-shape="id1" draw:start-glue-point="0" draw:end-shape="id2" draw:end-glue-point="2" svg:d="M18796 5080l1524-1270" svg:viewBox="0 0 1525 1271">
            <text:p/>
          </draw:connector>
          <draw:connector draw:style-name="gr5" draw:text-style-name="P5" draw:layer="layout" draw:type="line" svg:x1="21.844cm" svg:y1="5.08cm" svg:x2="20.32cm" svg:y2="3.81cm" draw:start-shape="id3" draw:start-glue-point="0" draw:end-shape="id2" draw:end-glue-point="2" svg:d="M21844 5080l-1524-1270" svg:viewBox="0 0 1525 1271">
            <text:p/>
          </draw:connector>
          <draw:custom-shape draw:style-name="gr3" draw:text-style-name="P4" xml:id="id4" draw:id="id4" draw:layer="layout" svg:width="1.524cm" svg:height="1.27cm" svg:x="19.558cm" svg:y="7.62cm">
            <text:p text:style-name="P1"><text:span text:style-name="T1">has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1.524cm" svg:height="1.27cm" svg:x="22.606cm" svg:y="7.62cm">
            <text:p text:style-name="P1"><text:span text:style-name="T1">(k</text:span><text:span text:style-name="T2">3</text:span><text:span text:style-name="T1">,v</text:span><text:span text:style-name="T2">3</text:span><text:span text:style-name="T1">)</text:span></text:p>
            <draw:enhanced-geometry svg:viewBox="0 0 21600 21600" draw:type="rectangle" draw:enhanced-path="M 0 0 L 21600 0 21600 21600 0 21600 0 0 Z N"/>
          </draw:custom-shape>
          <draw:connector draw:style-name="gr6" draw:text-style-name="P5" draw:layer="layout" draw:type="line" svg:x1="20.32cm" svg:y1="7.62cm" svg:x2="21.844cm" svg:y2="6.35cm" draw:start-shape="id4" draw:start-glue-point="0" svg:d="M20320 7620l1524-1270" svg:viewBox="0 0 1525 1271">
            <text:p/>
          </draw:connector>
          <draw:connector draw:style-name="gr7" draw:text-style-name="P5" draw:layer="layout" draw:type="line" svg:x1="23.368cm" svg:y1="7.62cm" svg:x2="21.844cm" svg:y2="6.35cm" draw:start-shape="id5" draw:start-glue-point="0" svg:d="M23368 7620l-1524-1270" svg:viewBox="0 0 1525 1271">
            <text:p/>
          </draw:connector>
          <draw:custom-shape draw:style-name="gr2" draw:text-style-name="P3" xml:id="id6" draw:id="id6" draw:layer="layout" svg:width="1.524cm" svg:height="1.27cm" svg:x="18.034cm" svg:y="10.167cm">
            <text:p text:style-name="P1"><text:span text:style-name="T1">(k</text:span><text:span text:style-name="T2">2</text:span><text:span text:style-name="T1">,v</text:span><text:span text:style-name="T2">2</text:span><text:span text:style-name="T1">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7" draw:id="id7" draw:layer="layout" svg:width="1.524cm" svg:height="1.27cm" svg:x="21.082cm" svg:y="10.167cm">
            <text:p text:style-name="P1"><text:span text:style-name="T3">(k</text:span><text:span text:style-name="T4">4</text:span><text:span text:style-name="T3">,v</text:span><text:span text:style-name="T4">4</text:span><text:span text:style-name="T3">)</text:span></text:p>
            <draw:enhanced-geometry svg:viewBox="0 0 21600 21600" draw:type="rectangle" draw:enhanced-path="M 0 0 L 21600 0 21600 21600 0 21600 0 0 Z N"/>
          </draw:custom-shape>
          <draw:connector draw:style-name="gr8" draw:text-style-name="P5" draw:layer="layout" draw:type="line" svg:x1="18.796cm" svg:y1="10.167cm" svg:x2="20.32cm" svg:y2="8.897cm" draw:start-shape="id6" draw:start-glue-point="0" svg:d="M18796 10167l1524-1270" svg:viewBox="0 0 1525 1271">
            <text:p/>
          </draw:connector>
          <draw:connector draw:style-name="gr5" draw:text-style-name="P5" draw:layer="layout" draw:type="line" svg:x1="21.844cm" svg:y1="10.167cm" svg:x2="20.32cm" svg:y2="8.897cm" draw:start-shape="id7" draw:start-glue-point="0" svg:d="M21844 10167l-1524-1270" svg:viewBox="0 0 1525 1271">
            <text:p/>
          </draw:connector>
        </draw:g>
        <draw:g>
          <draw:custom-shape draw:style-name="gr9" draw:text-style-name="P6" xml:id="id9" draw:id="id9" draw:layer="layout" svg:width="1.524cm" svg:height="1.27cm" svg:x="9.144cm" svg:y="2.54cm">
            <text:p text:style-name="P1"><text:span text:style-name="T1">roo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8" draw:id="id8" draw:layer="layout" svg:width="1.524cm" svg:height="1.27cm" svg:x="7.62cm" svg:y="5.08cm">
            <text:p text:style-name="P7"><text:span text:style-name="T1">(k</text:span><text:span text:style-name="T2">1</text:span><text:span text:style-name="T1">,v</text:span><text:span text:style-name="T2">1</text:span><text:span text:style-name="T1">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10" draw:id="id10" draw:layer="layout" svg:width="1.524cm" svg:height="1.27cm" svg:x="10.668cm" svg:y="5.08cm">
            <text:p text:style-name="P7"><text:span text:style-name="T1">hash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5" draw:layer="layout" draw:type="line" svg:x1="8.382cm" svg:y1="5.08cm" svg:x2="9.906cm" svg:y2="3.81cm" draw:start-shape="id8" draw:start-glue-point="0" draw:end-shape="id9" draw:end-glue-point="2" svg:d="M8382 5080l1524-1270" svg:viewBox="0 0 1525 1271">
            <text:p/>
          </draw:connector>
          <draw:connector draw:style-name="gr13" draw:text-style-name="P5" draw:layer="layout" draw:type="line" svg:x1="11.43cm" svg:y1="5.08cm" svg:x2="9.906cm" svg:y2="3.81cm" draw:start-shape="id10" draw:start-glue-point="0" draw:end-shape="id9" draw:end-glue-point="2" svg:d="M11430 5080l-1524-1270" svg:viewBox="0 0 1525 1271">
            <text:p/>
          </draw:connector>
          <draw:custom-shape draw:style-name="gr14" draw:text-style-name="P6" xml:id="id11" draw:id="id11" draw:layer="layout" svg:width="1.524cm" svg:height="1.27cm" svg:x="9.144cm" svg:y="7.62cm">
            <text:p text:style-name="P1"><text:span text:style-name="T1">(k</text:span><text:span text:style-name="T2">2</text:span><text:span text:style-name="T1">,v</text:span><text:span text:style-name="T2">2</text:span><text:span text:style-name="T1">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xml:id="id12" draw:id="id12" draw:layer="layout" svg:width="1.524cm" svg:height="1.27cm" svg:x="12.192cm" svg:y="7.62cm">
            <text:p text:style-name="P1"><text:span text:style-name="T1">(k</text:span><text:span text:style-name="T2">3</text:span><text:span text:style-name="T1">,v</text:span><text:span text:style-name="T2">3</text:span><text:span text:style-name="T1">)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5" draw:layer="layout" draw:type="line" svg:x1="9.906cm" svg:y1="7.62cm" svg:x2="11.43cm" svg:y2="6.35cm" draw:start-shape="id11" draw:start-glue-point="0" svg:d="M9906 7620l1524-1270" svg:viewBox="0 0 1525 1271">
            <text:p/>
          </draw:connector>
          <draw:connector draw:style-name="gr17" draw:text-style-name="P5" draw:layer="layout" draw:type="line" svg:x1="12.954cm" svg:y1="7.62cm" svg:x2="11.43cm" svg:y2="6.35cm" draw:start-shape="id12" draw:start-glue-point="0" svg:d="M12954 7620l-1524-1270" svg:viewBox="0 0 1525 1271">
            <text:p/>
          </draw:connector>
        </draw:g>
        <draw:custom-shape draw:style-name="gr18" draw:text-style-name="P8" draw:layer="layout" svg:width="2.794cm" svg:height="0.762cm" svg:x="13.9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 Book1" fo:font-family="'Fira Sans Book'" style:font-style-name="Book" style:font-family-generic="swiss" style:font-pitch="variable" fo:font-size="15pt" fo:font-style="normal" fo:text-shadow="none" style:text-underline-style="none" fo:font-weight="3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1T16:07:33.489020338</meta:creation-date>
    <meta:editing-duration>PT21M37S</meta:editing-duration>
    <meta:editing-cycles>5</meta:editing-cycles>
    <meta:generator>LibreOffice/7.3.2.2$Linux_X86_64 LibreOffice_project/30$Build-2</meta:generator>
    <dc:date>2022-04-12T11:26:10.961555086</dc:date>
    <meta:document-statistic meta:object-count="48"/>
  </office:meta>
</office:document-meta>
</file>